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9b150" officeooo:paragraph-rsid="0009b150" style:font-size-asian="15pt" style:font-weight-asian="bold" style:font-size-complex="15pt" style:font-weight-complex="bold"/>
    </style:style>
    <style:style style:name="P2" style:family="paragraph" style:parent-style-name="Standard" style:list-style-name="L2">
      <style:text-properties fo:font-size="15pt" style:text-underline-style="solid" style:text-underline-width="auto" style:text-underline-color="font-color" fo:font-weight="bold" officeooo:rsid="000a4e79" officeooo:paragraph-rsid="000a4e7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09b150" officeooo:paragraph-rsid="0009b150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none" fo:font-weight="normal" officeooo:rsid="0009b150" officeooo:paragraph-rsid="0009b150" style:font-size-asian="15pt" style:font-weight-asian="normal" style:font-size-complex="15pt" style:font-weight-complex="normal"/>
    </style:style>
    <style:style style:name="P5" style:family="paragraph" style:parent-style-name="Standard" style:list-style-name="L1">
      <style:text-properties fo:font-size="15pt" style:text-underline-style="none" fo:font-weight="normal" officeooo:rsid="0009b150" officeooo:paragraph-rsid="0009b150" style:font-size-asian="15pt" style:font-weight-asian="normal" style:font-size-complex="15pt" style:font-weight-complex="normal"/>
    </style:style>
    <style:style style:name="P6" style:family="paragraph" style:parent-style-name="Standard" style:list-style-name="L2">
      <style:text-properties fo:font-size="15pt" style:text-underline-style="none" fo:font-weight="normal" officeooo:rsid="000a4e79" officeooo:paragraph-rsid="000a4e79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0a4e79" officeooo:paragraph-rsid="000a4e79" style:font-size-asian="15pt" style:font-weight-asian="normal" style:font-size-complex="15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5pt" style:text-underline-style="none" fo:font-weight="normal" officeooo:rsid="000a4e79" officeooo:paragraph-rsid="000a4e79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9b150" officeooo:paragraph-rsid="0009b150" style:font-weight-asian="bold" style:font-weight-complex="bold"/>
    </style:style>
    <style:style style:name="P10" style:family="paragraph" style:parent-style-name="Standard" style:list-style-name="L2">
      <style:paragraph-properties fo:margin-left="0.9846in" fo:margin-right="0in" fo:text-indent="-0.25in" style:auto-text-indent="false"/>
      <style:text-properties fo:font-size="15pt" style:text-underline-style="none" fo:font-weight="normal" officeooo:paragraph-rsid="0009b150" style:font-size-asian="15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margin-left="0.9846in" fo:margin-right="0in" fo:text-align="center" style:justify-single-word="false" fo:text-indent="-0.25in" style:auto-text-indent="false"/>
      <style:text-properties fo:font-size="15pt" style:text-underline-style="none" fo:font-weight="normal" officeooo:rsid="000a4e79" officeooo:paragraph-rsid="000a4e79" style:font-size-asian="15pt" style:font-weight-asian="normal" style:font-size-complex="15pt" style:font-weight-complex="normal"/>
    </style:style>
    <style:style style:name="P12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fo:font-size="15pt" style:text-underline-style="none" fo:font-weight="normal" officeooo:rsid="000a4e79" officeooo:paragraph-rsid="000a4e79" style:font-size-asian="15pt" style:font-weight-asian="normal" style:font-size-complex="15pt" style:font-weight-complex="normal"/>
    </style:style>
    <style:style style:name="P13" style:family="paragraph" style:parent-style-name="Standard" style:list-style-name="L2">
      <style:paragraph-properties fo:margin-left="0.9846in" fo:margin-right="0in" fo:text-indent="-0.25in" style:auto-text-indent="false"/>
      <style:text-properties fo:font-size="15pt" style:text-underline-style="none" fo:font-weight="normal" officeooo:rsid="000a4e79" officeooo:paragraph-rsid="0009b150" style:font-size-asian="15pt" style:font-weight-asian="normal" style:font-size-complex="15pt" style:font-weight-complex="normal"/>
    </style:style>
    <style:style style:name="P14" style:family="paragraph" style:parent-style-name="Standard" style:list-style-name="L2">
      <style:paragraph-properties fo:margin-left="0.9846in" fo:margin-right="0in" fo:text-indent="-0.25in" style:auto-text-indent="false"/>
      <style:text-properties fo:font-size="15pt" style:text-underline-style="none" fo:font-weight="normal" officeooo:rsid="000a4e79" officeooo:paragraph-rsid="000a4e79" style:font-size-asian="15pt" style:font-weight-asian="normal" style:font-size-complex="15pt" style:font-weight-complex="normal"/>
    </style:style>
    <style:style style:name="P15" style:family="paragraph" style:parent-style-name="Standard" style:list-style-name="L3">
      <style:paragraph-properties fo:margin-left="0.9846in" fo:margin-right="0in" fo:text-indent="-0.25in" style:auto-text-indent="false"/>
      <style:text-properties fo:font-size="15pt" style:text-underline-style="none" fo:font-weight="normal" officeooo:rsid="000a4e79" officeooo:paragraph-rsid="000a4e79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margin-left="0.9846in" fo:margin-right="0in" fo:text-indent="-0.25in" style:auto-text-indent="false"/>
      <style:text-properties fo:font-size="15pt" style:text-underline-style="none" fo:font-weight="normal" officeooo:rsid="000a4e79" officeooo:paragraph-rsid="000a4e79" style:font-size-asian="15pt" style:font-weight-asian="normal" style:font-size-complex="15pt" style:font-weight-complex="normal"/>
    </style:style>
    <style:style style:name="P17" style:family="paragraph" style:parent-style-name="Standard" style:list-style-name="L3">
      <style:paragraph-properties fo:margin-left="0.9846in" fo:margin-right="0in" fo:text-indent="-0.25in" style:auto-text-indent="false"/>
      <style:text-properties fo:font-size="15pt" style:text-underline-style="none" fo:font-weight="normal" officeooo:paragraph-rsid="000a4e79" style:font-size-asian="15pt" style:font-weight-asian="normal" style:font-size-complex="15pt" style:font-weight-complex="normal"/>
    </style:style>
    <style:style style:name="P18" style:family="paragraph" style:parent-style-name="Standard" style:list-style-name="L3">
      <style:paragraph-properties fo:margin-left="0.7346in" fo:margin-right="0in" fo:text-indent="0in" style:auto-text-indent="false"/>
      <style:text-properties fo:font-size="15pt" style:text-underline-style="none" fo:font-weight="normal" officeooo:paragraph-rsid="000a4e79" style:font-size-asian="15pt" style:font-weight-asian="normal" style:font-size-complex="15pt" style:font-weight-complex="normal"/>
    </style:style>
    <style:style style:name="P19" style:family="paragraph" style:parent-style-name="Standard" style:list-style-name="L2">
      <style:paragraph-properties fo:margin-left="0in" fo:margin-right="0in" fo:text-indent="0in" style:auto-text-indent="false"/>
      <style:text-properties fo:font-size="15pt" style:text-underline-style="none" fo:font-weight="normal" officeooo:rsid="000a4e79" officeooo:paragraph-rsid="000a4e79" style:font-size-asian="15pt" style:font-weight-asian="normal" style:font-size-complex="15pt" style:font-weight-complex="normal"/>
    </style:style>
    <style:style style:name="P20" style:family="paragraph" style:parent-style-name="Text_20_body" style:list-style-name="L2">
      <style:paragraph-properties fo:margin-left="0.9846in" fo:margin-right="0in" fo:text-indent="-0.25in" style:auto-text-indent="false"/>
      <style:text-properties fo:font-size="15pt" style:text-underline-style="none" fo:font-weight="normal" officeooo:paragraph-rsid="000a4e79" style:font-size-asian="15pt" style:font-weight-asian="normal" style:font-size-complex="15pt" style:font-weight-complex="normal"/>
    </style:style>
    <style:style style:name="P21" style:family="paragraph" style:parent-style-name="Text_20_body" style:list-style-name="L2">
      <style:paragraph-properties fo:margin-left="0.9846in" fo:margin-right="0in" fo:text-align="justify" style:justify-single-word="false" fo:text-indent="-0.25in" style:auto-text-indent="false"/>
      <style:text-properties fo:font-size="15pt" style:text-underline-style="none" fo:font-weight="normal" officeooo:paragraph-rsid="0009b150" style:font-size-asian="15pt" style:font-weight-asian="normal" style:font-size-complex="15pt" style:font-weight-complex="normal"/>
    </style:style>
    <style:style style:name="P22" style:family="paragraph" style:parent-style-name="Text_20_body">
      <style:paragraph-properties fo:margin-left="0.9846in" fo:margin-right="0in" fo:margin-top="0in" fo:margin-bottom="0in" style:contextual-spacing="false" fo:text-indent="0in" style:auto-text-indent="false"/>
      <style:text-properties fo:font-size="15pt" style:font-size-asian="15pt" style:font-size-complex="15pt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fo:font-size="15pt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 style:list-style-name="L2">
      <style:paragraph-properties fo:text-align="center" style:justify-single-word="false"/>
      <style:text-properties officeooo:paragraph-rsid="000b84cb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0b84cb"/>
    </style:style>
    <style:style style:name="T1" style:family="text">
      <style:text-properties officeooo:rsid="0009b150"/>
    </style:style>
    <style:style style:name="T2" style:family="text">
      <style:text-properties officeooo:rsid="000a4e79"/>
    </style:style>
    <style:style style:name="T3" style:family="text">
      <style:text-properties officeooo:rsid="000b793c"/>
    </style:style>
    <style:style style:name="T4" style:family="text">
      <style:text-properties fo:font-weight="bold" officeooo:rsid="000a4e79"/>
    </style:style>
    <style:style style:name="T5" style:family="text">
      <style:text-properties fo:font-style="italic"/>
    </style:style>
    <style:style style:name="T6" style:family="text">
      <style:text-properties fo:font-style="italic" officeooo:rsid="000a4e79"/>
    </style:style>
    <style:style style:name="T7" style:family="text">
      <style:text-properties fo:font-style="italic" fo:font-weight="bold" officeooo:rsid="000a4e79"/>
    </style:style>
    <style:style style:name="T8" style:family="text">
      <style:text-properties fo:font-size="15pt" style:text-underline-style="none" fo:font-weight="normal" officeooo:rsid="000a4e79" style:font-size-asian="15pt" style:font-weight-asian="normal" style:font-size-complex="15pt" style:font-weight-complex="normal"/>
    </style:style>
    <style:style style:name="T9" style:family="text">
      <style:text-properties officeooo:rsid="000b84cb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efox extension for web page classification and optional blocking(rough work)</text:p>
      <text:p text:style-name="P1"/>
      <text:p text:style-name="P3">IDEA</text:p>
      <text:p text:style-name="P4">Make a firefox extension that will classify web pages according to their textual contents into different categories such as arts, technology, fashion, sports, politics, <text:s/>science, religion ...etc and allow user to choose categories that are to be blocked.</text:p>
      <text:p text:style-name="P4"/>
      <text:p text:style-name="P3">APPLICATION OF WEB CLASSIFICATION IN DAILY LIFE</text:p>
      <text:list xml:id="list3959444977242580038" text:style-name="L1">
        <text:list-item>
          <text:p text:style-name="P5">Let the organizations to limit access to certain category of web pages</text:p>
        </text:list-item>
        <text:list-item>
          <text:p text:style-name="P5">Parent control</text:p>
        </text:list-item>
        <text:list-item>
          <text:p text:style-name="P5">Let the search engines to provide better search results</text:p>
        </text:list-item>
      </text:list>
      <text:p text:style-name="P4"/>
      <text:p text:style-name="P3">TECHNICAL DETAILS</text:p>
      <text:list xml:id="list3744207817220776372" text:style-name="L2">
        <text:list-item>
          <text:p text:style-name="P2">classification</text:p>
          <text:p text:style-name="P8">Here most important and challenging task is to classify web pages according to their textual content. This can be achieved using k-nearest neighbours algorithm as in following steps.</text:p>
          <text:p text:style-name="P6"/>
        </text:list-item>
        <text:list-item>
          <text:p text:style-name="P21"><text:span text:style-name="T2">The first step in </text:span><text:span text:style-name="T9">document classification</text:span><text:span text:style-name="T2"> is to transform documents, which typically are strings of characters, into a representation suitable for the learning algorithm and the classification task. The most commonly used document representation is the so-called vector space model. In this model, each document is represented by a vector of words. A word-by-document matrix </text:span><text:span text:style-name="T4">A</text:span><text:span text:style-name="T2"> is used for a collection of documents, where each entry represents the occurrence of a word in a document, i.e., </text:span><text:span text:style-name="T2"><draw:frame draw:style-name="fr1" draw:name="graphics1" text:anchor-type="as-char" svg:width="0.7398in" svg:height="0.3228in" draw:z-index="0"><draw:image xlink:href="../Meta/Review%20of%20K-Nearest%20Neighbor%20Text%20Categorization%20Method_files/img1.png" xlink:type="simple" xlink:show="embed" xlink:actuate="onLoad"/></draw:frame></text:span><text:span text:style-name="T2">, where </text:span><text:span text:style-name="T2"><draw:frame draw:style-name="fr1" draw:name="graphics2" text:anchor-type="as-char" svg:width="0.25in" svg:height="0.302in" draw:z-index="1"><draw:image xlink:href="../Meta/Review%20of%20K-Nearest%20Neighbor%20Text%20Categorization%20Method_files/img2.png" xlink:type="simple" xlink:show="embed" xlink:actuate="onLoad"/></draw:frame></text:span><text:span text:style-name="T2"> is the weight of word </text:span><text:span text:style-name="T6">i</text:span><text:span text:style-name="T2"> in document </text:span><text:span text:style-name="T6">j</text:span><text:span text:style-name="T2">. There are several ways of determining the weight </text:span><text:span text:style-name="T2"><draw:frame draw:style-name="fr1" draw:name="graphics3" text:anchor-type="as-char" svg:width="0.25in" svg:height="0.302in" draw:z-index="2"><draw:image xlink:href="../Meta/Review%20of%20K-Nearest%20Neighbor%20Text%20Categorization%20Method_files/img2.png" xlink:type="simple" xlink:show="embed" xlink:actuate="onLoad"/></draw:frame></text:span><text:span text:style-name="T2">. Let </text:span><text:span text:style-name="T2"><draw:frame draw:style-name="fr1" draw:name="graphics4" text:anchor-type="as-char" svg:width="0.2398in" svg:height="0.302in" draw:z-index="3"><draw:image xlink:href="../Meta/Review%20of%20K-Nearest%20Neighbor%20Text%20Categorization%20Method_files/img3.png" xlink:type="simple" xlink:show="embed" xlink:actuate="onLoad"/></draw:frame></text:span><text:span text:style-name="T2"> be the frequency of word </text:span><text:span text:style-name="T6">i</text:span><text:span text:style-name="T2"> in document </text:span><text:span text:style-name="T6">j</text:span><text:span text:style-name="T2">, </text:span><text:span text:style-name="T6">N</text:span><text:span text:style-name="T2"> the number of documents in the collection, </text:span><text:span text:style-name="T6">M</text:span><text:span text:style-name="T2"> the number of distinct words in the collection, and </text:span><text:span text:style-name="T2"><draw:frame draw:style-name="fr1" draw:name="graphics5" text:anchor-type="as-char" svg:width="0.198in" svg:height="0.302in" draw:z-index="4"><draw:image xlink:href="../Meta/Review%20of%20K-Nearest%20Neighbor%20Text%20Categorization%20Method_files/img4.png" xlink:type="simple" xlink:show="embed" xlink:actuate="onLoad"/></draw:frame></text:span><text:span text:style-name="T2"> the total number of times word </text:span><text:span text:style-name="T6">i</text:span><text:span text:style-name="T2"> occurs in the whole collection. The simplest approach is Boolean weighting, which sets the weight </text:span><text:span text:style-name="T2"><draw:frame draw:style-name="fr1" draw:name="graphics6" text:anchor-type="as-char" svg:width="0.25in" svg:height="0.302in" draw:z-index="5"><draw:image xlink:href="../Meta/Review%20of%20K-Nearest%20Neighbor%20Text%20Categorization%20Method_files/img2.png" xlink:type="simple" xlink:show="embed" xlink:actuate="onLoad"/></draw:frame></text:span><text:span text:style-name="T2"> to 1 if the word occurs in the document and 0 otherwise. Another simple approach uses the frequency of the word in the </text:span><text:soft-page-break/><text:span text:style-name="T2">document, i.e., </text:span><text:span text:style-name="T2"><draw:frame draw:style-name="fr1" draw:name="graphics7" text:anchor-type="as-char" svg:width="0.6665in" svg:height="0.302in" draw:z-index="6"><draw:image xlink:href="../Meta/Review%20of%20K-Nearest%20Neighbor%20Text%20Categorization%20Method_files/img5.png" xlink:type="simple" xlink:show="embed" xlink:actuate="onLoad"/></draw:frame></text:span><text:span text:style-name="T2">. A more common weighting approach is the so-called </text:span><text:span text:style-name="T6">tf</text:span><text:span text:style-name="T2"> </text:span><text:span text:style-name="T6">idf</text:span><text:span text:style-name="T2"> (term frequency - inverse document frequency) weighting: </text:span></text:p>
          <text:p text:style-name="P25"><text:span text:style-name="T8"><draw:frame draw:style-name="fr2" draw:name="graphics9" text:anchor-type="as-char" svg:width="1.5835in" svg:height="0.4689in" draw:z-index="7"><draw:image xlink:href="../Meta/Review%20of%20K-Nearest%20Neighbor%20Text%20Categorization%20Method_files/img7.png" xlink:type="simple" xlink:show="embed" xlink:actuate="onLoad"/></draw:frame></text:span></text:p>
        </text:list-item>
      </text:list>
      <text:p text:style-name="P22">A slight variation of the <text:span text:style-name="T5">tf</text:span> <text:span text:style-name="T5">idf</text:span> weighting, which takes into account that documents may be of different lengths, is the following: </text:p>
      <text:p text:style-name="P27"><draw:frame draw:style-name="fr2" draw:name="graphics11" text:anchor-type="as-char" svg:width="2.2083in" svg:height="0.5937in" draw:z-index="8"><draw:image xlink:href="../Meta/Review%20of%20K-Nearest%20Neighbor%20Text%20Categorization%20Method_files/img8.png" xlink:type="simple" xlink:show="embed" xlink:actuate="onLoad"/></draw:frame></text:p>
      <text:list xml:id="list110437328211399" text:continue-numbering="true" text:style-name="L2">
        <text:list-header>
          <text:p text:style-name="P12"/>
        </text:list-header>
        <text:list-item>
          <text:p text:style-name="P10"><text:span text:style-name="T1">Fetch the content of </text:span><text:span text:style-name="T3">test</text:span><text:span text:style-name="T1"> web page and clean it by removing common html tags and connective words such as (it,and, or ,is ...) </text:span><text:span text:style-name="T9">,list words with respective frequencies ,</text:span><text:span text:style-name="T2">eliminate duplication.</text:span></text:p>
          <text:p text:style-name="P13"/>
        </text:list-item>
        <text:list-item>
          <text:p text:style-name="P20"><text:span text:style-name="T2">To classify a class-unknown document </text:span><text:span text:style-name="T7">X</text:span><text:span text:style-name="T2">, the </text:span><text:span text:style-name="T6">k</text:span><text:span text:style-name="T2">-Nearest Neighbor classifier algorithm ranks the document's neighbors among the training document vectors, and uses the class labels of the </text:span><text:span text:style-name="T6">k</text:span><text:span text:style-name="T2"> most similar neighbors to predict the class of the new document. The classes of these neighbors are weighted using the similarity of each neighbor to </text:span><text:span text:style-name="T7">X</text:span><text:span text:style-name="T2">, where similarity is measured by Euclidean distance or the cosine value between two document vectors. The cosine similarity is defined as follows: </text:span></text:p>
          <text:p text:style-name="P25"><text:span text:style-name="T8"><draw:frame draw:style-name="fr2" draw:name="graphics12" text:anchor-type="as-char" svg:width="2.5102in" svg:height="0.5in" draw:z-index="20"><draw:image xlink:href="../Meta/Review%20of%20K-Nearest%20Neighbor%20Text%20Categorization%20Method_files/img9.png" xlink:type="simple" xlink:show="embed" xlink:actuate="onLoad"/></draw:frame></text:span></text:p>
        </text:list-item>
      </text:list>
      <text:p text:style-name="P23">where <text:span text:style-name="T5">X</text:span> is the test document, represented as a vector; <draw:frame draw:style-name="fr1" draw:name="graphics13" text:anchor-type="as-char" svg:width="0.25in" svg:height="0.302in" draw:z-index="9"><draw:image xlink:href="../Meta/Review%20of%20K-Nearest%20Neighbor%20Text%20Categorization%20Method_files/img10.png" xlink:type="simple" xlink:show="embed" xlink:actuate="onLoad"/></draw:frame> is the <text:span text:style-name="T5">j</text:span>th training document; <draw:frame draw:style-name="fr1" draw:name="graphics14" text:anchor-type="as-char" svg:width="0.1563in" svg:height="0.302in" draw:z-index="10"><draw:image xlink:href="../Meta/Review%20of%20K-Nearest%20Neighbor%20Text%20Categorization%20Method_files/img11.png" xlink:type="simple" xlink:show="embed" xlink:actuate="onLoad"/></draw:frame> is a word shared by <text:span text:style-name="T5">X</text:span> and <draw:frame draw:style-name="fr1" draw:name="graphics15" text:anchor-type="as-char" svg:width="0.25in" svg:height="0.302in" draw:z-index="11"><draw:image xlink:href="../Meta/Review%20of%20K-Nearest%20Neighbor%20Text%20Categorization%20Method_files/img10.png" xlink:type="simple" xlink:show="embed" xlink:actuate="onLoad"/></draw:frame>; <draw:frame draw:style-name="fr1" draw:name="graphics16" text:anchor-type="as-char" svg:width="0.1874in" svg:height="0.302in" draw:z-index="12"><draw:image xlink:href="../Meta/Review%20of%20K-Nearest%20Neighbor%20Text%20Categorization%20Method_files/img12.png" xlink:type="simple" xlink:show="embed" xlink:actuate="onLoad"/></draw:frame> is the weight of word <draw:frame draw:style-name="fr1" draw:name="graphics17" text:anchor-type="as-char" svg:width="0.1563in" svg:height="0.302in" draw:z-index="13"><draw:image xlink:href="../Meta/Review%20of%20K-Nearest%20Neighbor%20Text%20Categorization%20Method_files/img11.png" xlink:type="simple" xlink:show="embed" xlink:actuate="onLoad"/></draw:frame> in <text:span text:style-name="T5">X</text:span>; <draw:frame draw:style-name="fr1" draw:name="graphics18" text:anchor-type="as-char" svg:width="0.25in" svg:height="0.302in" draw:z-index="14"><draw:image xlink:href="../Meta/Review%20of%20K-Nearest%20Neighbor%20Text%20Categorization%20Method_files/img13.png" xlink:type="simple" xlink:show="embed" xlink:actuate="onLoad"/></draw:frame> is the weight of word <draw:frame draw:style-name="fr1" draw:name="graphics19" text:anchor-type="as-char" svg:width="0.1563in" svg:height="0.302in" draw:z-index="15"><draw:image xlink:href="../Meta/Review%20of%20K-Nearest%20Neighbor%20Text%20Categorization%20Method_files/img11.png" xlink:type="simple" xlink:show="embed" xlink:actuate="onLoad"/></draw:frame> in document <draw:frame draw:style-name="fr1" draw:name="graphics20" text:anchor-type="as-char" svg:width="0.25in" svg:height="0.302in" draw:z-index="16"><draw:image xlink:href="../Meta/Review%20of%20K-Nearest%20Neighbor%20Text%20Categorization%20Method_files/img10.png" xlink:type="simple" xlink:show="embed" xlink:actuate="onLoad"/></draw:frame>; <draw:frame draw:style-name="fr1" draw:name="graphics21" text:anchor-type="as-char" svg:width="2.0728in" svg:height="0.3854in" draw:z-index="17"><draw:image xlink:href="../Meta/Review%20of%20K-Nearest%20Neighbor%20Text%20Categorization%20Method_files/img14.png" xlink:type="simple" xlink:show="embed" xlink:actuate="onLoad"/></draw:frame> is the norm of <text:span text:style-name="T5">X</text:span>, and <draw:frame draw:style-name="fr1" draw:name="graphics22" text:anchor-type="as-char" svg:width="0.4898in" svg:height="0.3228in" draw:z-index="18"><draw:image xlink:href="../Meta/Review%20of%20K-Nearest%20Neighbor%20Text%20Categorization%20Method_files/img15.png" xlink:type="simple" xlink:show="embed" xlink:actuate="onLoad"/></draw:frame> is the norm of <draw:frame draw:style-name="fr1" draw:name="graphics23" text:anchor-type="as-char" svg:width="0.25in" svg:height="0.302in" draw:z-index="19"><draw:image xlink:href="../Meta/Review%20of%20K-Nearest%20Neighbor%20Text%20Categorization%20Method_files/img10.png" xlink:type="simple" xlink:show="embed" xlink:actuate="onLoad"/></draw:frame>. A cutoff threshold is needed to assign the new document to a known class. </text:p>
      <text:list xml:id="list110438306488833" text:continue-numbering="true" text:style-name="L2">
        <text:list-header>
          <text:p text:style-name="P14"><text:s text:c="2"/></text:p>
        </text:list-header>
      </text:list>
      <text:p text:style-name="P16"/>
      <text:list xml:id="list110437490933318" text:continue-numbering="true" text:style-name="L2">
        <text:list-item>
          <text:p text:style-name="P6"><text:soft-page-break/>implementation.</text:p>
        </text:list-item>
      </text:list>
      <text:p text:style-name="P7"/>
      <text:list xml:id="list110436487195569" text:continue-numbering="true" text:style-name="L2">
        <text:list-header>
          <text:p text:style-name="P6">This may be implemented in either of the ways.</text:p>
        </text:list-header>
      </text:list>
      <text:list xml:id="list4298335844515426014" text:style-name="L3">
        <text:list-item>
          <text:p text:style-name="P17"><text:span text:style-name="T2">A web server to which all http requests from web browser are </text:span><text:span text:style-name="T2">forwarded using a small extension and classifier program(written in php) run on server.</text:span></text:p>
          <text:p text:style-name="P15"/>
          <text:p text:style-name="P18"><text:span text:style-name="T2">2. Firefox extension written either in C or python and </text:span><text:span text:style-name="T3">perform all classification task at client side itself.</text:span></text:p>
        </text:list-item>
      </text:list>
      <text:list xml:id="list110437156995069" text:continue-list="list11043648719556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10:23:26.607906754</meta:creation-date>
    <dc:date>2013-07-26T11:04:36.302810621</dc:date>
    <meta:editing-duration>PT1M34S</meta:editing-duration>
    <meta:editing-cycles>2</meta:editing-cycles>
    <meta:generator>LibreOffice/4.1.0.1$Linux_X86_64 LibreOffice_project/410$Build-1</meta:generator>
    <meta:document-statistic meta:table-count="0" meta:image-count="21" meta:object-count="0" meta:page-count="3" meta:paragraph-count="27" meta:word-count="562" meta:character-count="3299" meta:non-whitespace-character-count="2755"/>
  </office:meta>
</office:document-meta>
</file>